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5cm" fo:min-width="2.89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6.751cm" fo:min-width="24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554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4.15cm" fo:min-width="24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54cm"/>
      <style:paragraph-properties style:writing-mode="lr-tb"/>
    </style:style>
    <style:style style:name="pr1" style:family="presentation" style:parent-style-name="Standard-title">
      <style:graphic-properties fo:min-height="2.37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subtitle">
      <style:graphic-properties draw:fill-color="#ffffff" fo:min-height="2.155cm"/>
      <style:paragraph-properties style:writing-mode="lr-tb"/>
    </style:style>
    <style:style style:name="P1" style:family="paragraph">
      <style:paragraph-properties style:writing-mode="lr-tb"/>
      <style:text-properties fo:font-size="32pt"/>
    </style:style>
    <style:style style:name="P2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7.8999996185303pt"/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loext:graphic-properties draw:fill-color="#ffffff"/>
      <style:paragraph-properties fo:text-align="center" style:writing-mode="lr-tb">
        <style:tab-stops/>
      </style:paragraph-properties>
      <style:text-properties fo:font-size="38.5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28pt"/>
    </style:style>
    <style:style style:name="T4" style:family="text">
      <style:text-properties style:text-position="super 58%" fo:font-size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7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7 - Effectuez une prédiction de revenus</text:span></text:p>
          </draw:text-box>
        </draw:frame>
        <draw:frame draw:style-name="gr1" draw:text-style-name="P2" draw:layer="layout" svg:width="3.393cm" svg:height="1.185cm" svg:x="26.625cm" svg:y="20cm">
          <draw:text-box>
            <text:p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 text:style-name="P4"><text:span text:style-name="T1">Projet 7 - Effectuez une prédiction de revenus</text:span></text:p>
          </draw:text-box>
        </draw:frame>
        <draw:frame presentation:style-name="pr3" draw:text-style-name="P5" draw:layer="layout" svg:width="24.929cm" svg:height="2.155cm" svg:x="2.385cm" svg:y="3.195cm" presentation:class="subtitle" presentation:user-transformed="true">
          <draw:text-box>
            <text:p><text:span text:style-name="T3">1</text:span><text:span text:style-name="T4">er</text:span><text:span text:style-name="T3"> Partie – Importation des données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 text:style-name="P4"><text:span text:style-name="T1">Projet 7 - Effectuez une prédiction de revenus</text:span></text:p>
          </draw:text-box>
        </draw:frame>
        <draw:frame presentation:style-name="pr3" draw:text-style-name="P5" draw:layer="layout" svg:width="24.929cm" svg:height="2.155cm" svg:x="2.385cm" svg:y="3.195cm" presentation:class="subtitle" presentation:user-transformed="true">
          <draw:text-box>
            <text:p><text:span text:style-name="T3">1</text:span><text:span text:style-name="T4">er</text:span><text:span text:style-name="T3"> Partie – Importation des données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7" draw:layer="layout" svg:width="26cm" svg:height="2.155cm" svg:x="1.793cm" svg:y="5.441cm">
          <draw:text-box>
            <text:p text:style-name="P6"><text:span text:style-name="T5">Description des données</text:span></text:p>
          </draw:text-box>
        </draw:frame>
        <draw:custom-shape draw:style-name="gr3" draw:text-style-name="P8" draw:layer="layout" svg:width="25.212cm" svg:height="7.001cm" svg:x="2.388cm" svg:y="7.79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4.606cm" svg:height="6.804cm" svg:x="2.594cm" svg:y="7.996cm">
          <draw:text-box>
            <text:p><text:span text:style-name="T6">7 Variables :</text:span></text:p>
            <text:p><text:span text:style-name="T6"/></text:p>
          </draw:text-box>
        </draw:frame>
        <draw:custom-shape draw:style-name="gr5" draw:text-style-name="P8" draw:layer="layout" svg:width="25.212cm" svg:height="4.4cm" svg:x="2.388cm" svg:y="1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4.5cm" svg:height="3.604cm" svg:x="2.594cm" svg:y="15.196cm">
          <draw:text-box>
            <text:p><text:span text:style-name="T6">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 text:style-name="P4"><text:span text:style-name="T1">Projet 7 - Effectuez une prédiction de revenus</text:span></text:p>
          </draw:text-box>
        </draw:frame>
        <draw:frame presentation:style-name="pr3" draw:text-style-name="P5" draw:layer="layout" svg:width="24.929cm" svg:height="2.155cm" svg:x="2.385cm" svg:y="3.195cm" presentation:class="subtitle" presentation:user-transformed="true">
          <draw:text-box>
            <text:p><text:span text:style-name="T3">2</text:span><text:span text:style-name="T4">ème</text:span><text:span text:style-name="T3"> Partie – Représentation des données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7" draw:layer="layout" svg:width="26cm" svg:height="2.155cm" svg:x="1.793cm" svg:y="5.441cm">
          <draw:text-box>
            <text:p text:style-name="P6"><text:span text:style-name="T5">Éboulis des valeurs propr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 text:style-name="P4"><text:span text:style-name="T1">Projet 7 - Effectuez une prédiction de revenus</text:span></text:p>
          </draw:text-box>
        </draw:frame>
        <draw:frame presentation:style-name="pr3" draw:text-style-name="P5" draw:layer="layout" svg:width="24.929cm" svg:height="2.155cm" svg:x="2.385cm" svg:y="3.195cm" presentation:class="subtitle" presentation:user-transformed="true">
          <draw:text-box>
            <text:p><text:span text:style-name="T3">3</text:span><text:span text:style-name="T4">ème</text:span><text:span text:style-name="T3"> Partie – Clustering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7" draw:layer="layout" svg:width="26cm" svg:height="2.155cm" svg:x="1.793cm" svg:y="5.441cm">
          <draw:text-box>
            <text:p text:style-name="P6"><text:span text:style-name="T5">Coefficient de silhouett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76cm" fo:margin-bottom="0cm" fo:text-indent="0cm"/>
      <style:text-properties fo:font-size="33.7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56cm" fo:margin-bottom="0cm" fo:text-indent="0cm"/>
      <style:text-properties fo:font-size="28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36cm" fo:margin-bottom="0cm" fo:text-indent="0cm"/>
      <style:text-properties fo:font-size="24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15cm" fo:margin-bottom="0cm" fo:text-indent="0cm"/>
      <style:text-properties fo:font-size="24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5cm" fo:margin-bottom="0cm" fo:text-indent="0cm"/>
      <style:text-properties fo:font-size="24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5cm" fo:margin-bottom="0cm" fo:text-indent="0cm"/>
      <style:text-properties fo:font-size="24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5cm" fo:margin-bottom="0cm" fo:text-indent="0cm"/>
      <style:text-properties fo:font-size="24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5cm" fo:margin-bottom="0cm" fo:text-indent="0cm"/>
      <style:text-properties fo:font-size="24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4.929cm" svg:height="3.172cm" svg:x="2.385cm" svg:y="1.759cm" presentation:class="title" presentation:placeholder="true">
        <draw:text-box/>
      </draw:frame>
      <draw:frame presentation:style-name="Standard-outline1" draw:layer="backgroundobjects" svg:width="24.929cm" svg:height="11.019cm" svg:x="2.385cm" svg:y="5.44cm" presentation:class="outline" presentation:placeholder="true">
        <draw:text-box/>
      </draw:frame>
      <draw:frame presentation:style-name="Mpr1" draw:text-style-name="MP2" draw:layer="backgroundobjects" svg:width="6.453cm" svg:height="1.309cm" svg:x="2.385cm" svg:y="18.30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79cm" svg:height="1.309cm" svg:x="10.466cm" svg:y="18.30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09cm" svg:x="20.853cm" svg:y="18.30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2T09:29:02.911565274</meta:creation-date>
    <meta:editing-duration>P2DT6H11M38S</meta:editing-duration>
    <meta:editing-cycles>55</meta:editing-cycles>
    <meta:generator>LibreOffice/6.4.6.2$Linux_X86_64 LibreOffice_project/40$Build-2</meta:generator>
    <dc:date>2020-12-24T12:26:02.715596704</dc:date>
    <meta:document-statistic meta:object-count="52"/>
  </office:meta>
</office:document-meta>
</file>